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 fo:margin-right="-90.00pt"/>
    </style:style>
  </office:automatic-styles>
  <office:body>
    <office:text>
      <text:p text:style-name="P1"><text:span text:style-name="T1">c:\python27\python.exe c:\python27\Scripts\gd2asset -o Sprites.h -f Sprites.GD2 Hero_Move.png,Hero_Move_01.png,Hero_Move_02.png,Hero_Move_03.png Hero_Attack.png,Hero_Attack_01.png Hero_Duck.png,Hero_Duck_01.png,Hero_Duck_02.png,Hero_Duck_02.png Hero_Idle.png,Hero_Idle_01.png Hero_Jump.png Hero_Fall.png Mino_Charge.png,Mino_Charge_01.png,Mino_Charge_02.png,Mino_Charge_03.png Mino_Dying.png,Mino_Dying_01.png,Mino_Dying_02.png,Mino_Dying_03.png Mino_Walk.png,Mino_Walk_01.png,Mino_Walk_02.png,Mino_Walk_03.png tile.png,tile1.png,door.png,doorClosed.png Coin.png,Coin1.png,Coin2.png,Coin3.png attack.wav jump.wav exit.wav coin.wav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